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97C11C0D415AEBD.png" manifest:media-type="image/png"/>
  <manifest:file-entry manifest:full-path="Pictures/10000200000000AB000000AB8F662AFD6F15CC04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ef8c"/>
    </style:style>
    <style:style style:name="P3" style:family="paragraph" style:parent-style-name="Standard">
      <style:paragraph-properties fo:text-align="center" style:justify-single-word="false"/>
      <style:text-properties officeooo:paragraph-rsid="001aef8c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ef8c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8cb0" officeooo:paragraph-rsid="001aef8c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ef8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3218f2" officeooo:paragraph-rsid="001aef8c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ef8c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ef8c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e511a" officeooo:paragraph-rsid="001aef8c"/>
    </style:style>
    <style:style style:name="P11" style:family="paragraph" style:parent-style-name="Standard">
      <style:paragraph-properties fo:text-align="start" style:justify-single-word="false"/>
      <style:text-properties style:text-position="0% 100%" officeooo:paragraph-rsid="001aef8c"/>
    </style:style>
    <style:style style:name="P12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ef8c"/>
    </style:style>
    <style:style style:name="P14" style:family="paragraph" style:parent-style-name="Table_20_Contents">
      <style:paragraph-properties fo:text-align="center" style:justify-single-word="false"/>
      <style:text-properties officeooo:rsid="00275c87" officeooo:paragraph-rsid="001aef8c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ef8c"/>
    </style:style>
    <style:style style:name="P16" style:family="paragraph" style:parent-style-name="Table_20_Contents">
      <style:paragraph-properties fo:text-align="center" style:justify-single-word="false"/>
      <style:text-properties officeooo:paragraph-rsid="001aef8c"/>
    </style:style>
    <style:style style:name="P17" style:family="paragraph" style:parent-style-name="Table_20_Contents">
      <style:paragraph-properties fo:text-align="center" style:justify-single-word="false"/>
      <style:text-properties officeooo:rsid="00285ce0" officeooo:paragraph-rsid="001aef8c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8.03" style:data-style-name="N0">8.03</text:variable-set>: <text:span text:style-name="T2">Arc Length</text:span></text:p>
      <text:list xml:id="list7994538103232963637" text:style-name="L1">
        <text:list-item>
          <text:p text:style-name="P4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3">360<text:span text:style-name="T3">°</text:span></text:p>
          </table:table-cell>
          <table:table-cell table:style-name="Table1.A1" office:value-type="string">
            <text:list xml:id="list195948379120931" text:continue-numbering="true" text:style-name="L1">
              <text:list-header>
                <text:p text:style-name="P12">80<text:span text:style-name="T3">°</text:span></text:p>
              </text:list-header>
            </text:list>
          </table:table-cell>
          <table:table-cell table:style-name="Table1.A1" office:value-type="string">
            <text:list xml:id="list195947821607246" text:continue-numbering="true" text:style-name="L1">
              <text:list-header>
                <text:p text:style-name="P12">90<text:span text:style-name="T3">°</text:span></text:p>
              </text:list-header>
            </text:list>
          </table:table-cell>
          <table:table-cell table:style-name="Table1.A1" office:value-type="string">
            <text:list xml:id="list195949036782510" text:continue-numbering="true" text:style-name="L1">
              <text:list-header>
                <text:p text:style-name="P12">60<text:span text:style-name="T3">°</text:span></text:p>
              </text:list-header>
            </text:list>
          </table:table-cell>
          <table:table-cell table:style-name="Table1.A1" office:value-type="string">
            <text:list xml:id="list195947359458817" text:continue-numbering="true" text:style-name="L1">
              <text:list-header>
                <text:p text:style-name="P12">13.5<text:span text:style-name="T3">°</text:span></text:p>
              </text:list-header>
            </text:list>
          </table:table-cell>
          <table:table-cell table:style-name="Table1.A1" office:value-type="string">
            <text:list xml:id="list195947798489802" text:continue-numbering="true" text:style-name="L1">
              <text:list-header>
                <text:p text:style-name="P12">127<text:span text:style-name="T3">°</text:span></text:p>
              </text:list-header>
            </text:list>
          </table:table-cell>
          <table:table-cell table:style-name="Table1.A1" office:value-type="string">
            <text:list xml:id="list195948951706930" text:continue-numbering="true" text:style-name="L1">
              <text:list-header>
                <text:p text:style-name="P12">43<text:span text:style-name="T3">°</text:span></text:p>
              </text:list-header>
            </text:list>
          </table:table-cell>
          <table:table-cell table:style-name="Table1.H1" office:value-type="string">
            <text:list xml:id="list195948522239143" text:continue-numbering="true" text:style-name="L1">
              <text:list-header>
                <text:p text:style-name="P12">1650<text:span text:style-name="T3">°</text:span></text:p>
              </text:list-header>
            </text:list>
          </table:table-cell>
        </table:table-row>
      </table:table>
      <text:p text:style-name="P5"/>
      <text:p text:style-name="P5"/>
      <text:p text:style-name="P5"/>
      <text:list xml:id="list195948732985414" text:continue-numbering="true" text:style-name="L1">
        <text:list-item>
          <text:p text:style-name="P4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5"><draw:frame draw:style-name="fr2" draw:name="Object1" text:anchor-type="as-char" svg:y="-0.2437in" svg:width="0.3173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6"><draw:frame draw:style-name="fr2" draw:name="Object2" text:anchor-type="as-char" svg:y="-0.2445in" svg:width="0.2154in" svg:height="0.393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6"><draw:frame draw:style-name="fr2" draw:name="Object3" text:anchor-type="as-char" svg:y="-0.2445in" svg:width="0.3161in" svg:height="0.3937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<draw:frame draw:style-name="fr2" draw:name="Object4" text:anchor-type="as-char" svg:y="-0.1484in" svg:width="0.4535in" svg:height="0.18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7">1.124</text:p>
          </table:table-cell>
          <table:table-cell table:style-name="Table2.H1" office:value-type="string">
            <text:p text:style-name="P17">1.124<text:span text:style-name="T4">p</text:span></text:p>
          </table:table-cell>
        </table:table-row>
      </table:table>
      <text:p text:style-name="P5"/>
      <text:p text:style-name="P5"/>
      <text:p text:style-name="P5"/>
      <text:list xml:id="list195947602894430" text:continue-numbering="true" text:style-name="L1">
        <text:list-item>
          <text:p text:style-name="P4">A sprinkler rotates along 180 degrees of a circular path as it waters a field. <text:s/>If the water travels 5 m from the sprinkler head, what is the arc length of the semicircle?</text:p>
        </text:list-item>
      </text:list>
      <text:p text:style-name="P5"/>
      <text:p text:style-name="P5"/>
      <text:p text:style-name="P5"/>
      <text:p text:style-name="P5"/>
      <text:p text:style-name="P5"/>
      <text:list xml:id="list195949265337890" text:continue-numbering="true" text:style-name="L1">
        <text:list-item>
          <text:p text:style-name="P4">A washing machine makes three complete rotations before coming to a stop. <text:s/>If the washing machine has a radius of 0.3 m, what is the distance it travels?</text:p>
        </text:list-item>
      </text:list>
      <text:p text:style-name="P5"/>
      <text:p text:style-name="P5"/>
      <text:p text:style-name="P5"/>
      <text:p text:style-name="P5"/>
      <text:list xml:id="list195948895153927" text:continue-numbering="true" text:style-name="L1">
        <text:list-header>
          <text:p text:style-name="P4"/>
        </text:list-header>
        <text:list-item>
          <text:p text:style-name="P4">A bicycist is rides 1250 meters. <text:s/>If the radius of his wheels is 37 cm, what is the angle his wheels turn </text:p>
          <text:list>
            <text:list-item>
              <text:p text:style-name="P4">in radians</text:p>
            </text:list-item>
          </text:list>
        </text:list-item>
      </text:list>
      <text:p text:style-name="P2"/>
      <text:p text:style-name="P2"/>
      <text:p text:style-name="P2"/>
      <text:p text:style-name="P5"/>
      <text:list xml:id="list195948133327130" text:continue-numbering="true" text:style-name="L1">
        <text:list-item>
          <text:list>
            <text:list-item>
              <text:p text:style-name="P4">in rotations.</text:p>
            </text:list-item>
          </text:list>
        </text:list-item>
      </text:list>
      <text:p text:style-name="P2"/>
      <text:p text:style-name="P2"/>
      <text:p text:style-name="P5"/>
      <text:p text:style-name="P5"/>
      <text:list xml:id="list195947618836246" text:continue-numbering="true" text:style-name="L1">
        <text:list-item>
          <text:p text:style-name="P4">A second hand on a clock moves through an arc-length of 0.25 meters in 20 seconds. <text:s/>What is the radius of the second hand?</text:p>
        </text:list-item>
      </text:list>
      <text:p text:style-name="P5"/>
      <text:p text:style-name="P5"/>
      <text:p text:style-name="P5"/>
      <text:p text:style-name="P5"/>
      <text:list xml:id="list195949103340202" text:continue-numbering="true" text:style-name="L1">
        <text:list-item>
          <text:p text:style-name="P4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95949393971792" text:continue-numbering="true" text:style-name="L1">
        <text:list-item>
          <text:p text:style-name="P6">A zip-line is 140m long. <text:s/>As a tourist rides down the line a wheel of r=2 cm turns. <text:s/>How many rotations does the wheel make as the tourist rides the zip-lin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95948049172035" text:continue-numbering="true" text:style-name="L1">
        <text:list-item>
          <text:p text:style-name="P8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9">What is the orbital radius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195948911565371" text:continue-numbering="true" text:style-name="L1">
        <text:list-item>
          <text:list>
            <text:list-item>
              <text:p text:style-name="P9">What is the velocity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195947669992228" text:continue-numbering="true" text:style-name="L1">
        <text:list-item>
          <text:list>
            <text:list-item>
              <text:p text:style-name="P9">What is the centripetal force that acts on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5"/>
      <text:p text:style-name="P1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97C11C0D415AEBD.png" xlink:type="simple" xlink:show="embed" xlink:actuate="onLoad"/></draw:frame> <text:s text:c="20"/>Name:<text:tab/><text:tab/><text:date style:data-style-name="N37" text:date-value="2016-08-16T19:59:47.231688480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1249391</meta:creation-date>
    <meta:editing-duration>PT7M25S</meta:editing-duration>
    <meta:editing-cycles>2</meta:editing-cycles>
    <meta:generator>LibreOffice/5.0.6.2$Linux_X86_64 LibreOffice_project/00$Build-2</meta:generator>
    <dc:date>2016-08-16T19:59:47.195310185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